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P2" style:family="paragraph" style:parent-style-name="List_20_Paragraph" style:list-style-name="WWNum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Homework 1<text:line-break/></text:h>
      <text:list xml:id="list4086625602" text:style-name="WWNum1">
        <text:list-item>
          <text:p text:style-name="P2">Install Python (if you don’t have it already), and install NLTK. <text:s/><text:line-break/></text:p>
        </text:list-item>
        <text:list-item>
          <text:p text:style-name="P2">Follow the instructions in chapter 1 of Bird-Klein for implementing a “lexical diversity” scoring routine.<text:line-break/></text:p>
        </text:list-item>
        <text:list-item>
          <text:p text:style-name="P2">Go to <text:a xlink:type="simple" xlink:href="http://www.gutenberg.org/wiki/Children%27s_Instructional_Books_(Bookshelf)" text:style-name="ListLabel_20_1" text:visited-style-name="ListLabel_20_1"><text:span text:style-name="Internet_20_link">http://www.gutenberg.org/wiki/Children%27s_Instructional_Books_(Bookshelf)</text:span></text:a>, and obtain three <text:bookmark text:name="_GoBack"/>texts (of different grade levels) from the “Graded Readers” section. Report the lexical diversity score of each. Explain whether the result was surprising.<text:line-break/></text:p>
        </text:list-item>
        <text:list-item>
          <text:p text:style-name="P2">Also compare the vocabulary size of the same three texts. Explain whether the result was surprising. <text:s/><text:line-break/></text:p>
        </text:list-item>
        <text:list-item>
          <text:p text:style-name="P2">Write a paragraph arguing whether vocabulary size and lexical diversity in combination could be a better measure of text difficulty (or reading level) than either measure is by itself.</text:p>
        </text:list-item>
      </text:list>
      <text:p text:style-name="List_20_Paragraph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等线 Light" style:font-family-asian="'等线 Light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等线 Light" style:font-family-asian="'等线 Light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SMU NLP Course—Homework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Musgrove</meta:initial-creator>
    <dc:creator>Pam Hunt</dc:creator>
    <meta:editing-cycles>3</meta:editing-cycles>
    <meta:creation-date>2018-08-20T11:52:00</meta:creation-date>
    <dc:date>2018-08-20T11:52:00</dc:date>
    <meta:editing-duration>P0D</meta:editing-duration>
    <meta:generator>LibreOffice/6.0.7.3$Linux_X86_64 LibreOffice_project/00m0$Build-3</meta:generator>
    <meta:document-statistic meta:table-count="0" meta:image-count="0" meta:object-count="0" meta:page-count="1" meta:paragraph-count="7" meta:word-count="112" meta:character-count="762" meta:non-whitespace-character-count="6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